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D0000025879C9B48BBBF215E0.png" manifest:media-type="image/png"/>
  <manifest:file-entry manifest:full-path="Pictures/1000000000000113000000B7F477A91270DF8A10.jpg" manifest:media-type="image/jpeg"/>
  <manifest:file-entry manifest:full-path="Pictures/100000000000046F0000035461F9FC87D1B65076.jpg" manifest:media-type="image/jpeg"/>
  <manifest:file-entry manifest:full-path="Pictures/100000000000050000000355096B09281EB9970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auto"/>
    </style:style>
    <style:style style:name="P4" style:family="paragraph" style:parent-style-name="Standard">
      <style:paragraph-properties fo:margin-top="0in" fo:margin-bottom="0.1571in" loext:contextual-spacing="false"/>
    </style:style>
    <style:style style:name="P5" style:family="paragraph" style:parent-style-name="Standard">
      <style:paragraph-properties fo:margin-top="0in" fo:margin-bottom="0.1571in" loext:contextual-spacing="false" fo:break-before="page"/>
    </style:style>
    <style:style style:name="P6" style:family="paragraph" style:parent-style-name="Standard">
      <style:paragraph-properties fo:margin-top="0in" fo:margin-bottom="0.1098in" loext:contextual-spacing="false"/>
    </style:style>
    <style:style style:name="P7" style:family="paragraph" style:parent-style-name="Standard">
      <style:paragraph-properties fo:margin-top="0in" fo:margin-bottom="0.1098in" loext:contextual-spacing="false" fo:text-align="justify" style:justify-single-word="false"/>
    </style:style>
    <style:style style:name="P8" style:family="paragraph" style:parent-style-name="Standard">
      <style:paragraph-properties fo:margin-top="0in" fo:margin-bottom="0.1118in" loext:contextual-spacing="false" fo:text-align="justify" style:justify-single-word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Picture 5" text:anchor-type="as-char" svg:width="6.5in" svg:height="4.3335in" draw:z-index="0"><draw:image xlink:href="Pictures/100000000000050000000355096B09281EB99708.jpg" xlink:type="simple" xlink:show="embed" xlink:actuate="onLoad" loext:mime-type="image/jpeg"/></draw:frame><text:soft-page-break/><draw:frame draw:style-name="fr1" draw:name="Picture 6" text:anchor-type="as-char" svg:width="6.5in" svg:height="4.3335in" draw:z-index="1"><draw:image xlink:href="Pictures/100000000000050000000355096B09281EB99708.jpg" xlink:type="simple" xlink:show="embed" xlink:actuate="onLoad" loext:mime-type="image/jpeg"/></draw:frame><text:soft-page-break/><draw:frame draw:style-name="fr1" draw:name="Picture 7" text:anchor-type="as-char" svg:width="6.5in" svg:height="4.3335in" draw:z-index="2"><draw:image xlink:href="Pictures/100000000000050000000355096B09281EB99708.jpg" xlink:type="simple" xlink:show="embed" xlink:actuate="onLoad" loext:mime-type="image/jpeg"/></draw:frame></text:p>
      <text:p text:style-name="P4"><draw:frame draw:style-name="fr1" draw:name="Picture 10" text:anchor-type="as-char" svg:width="5.1665in" svg:height="3.8752in" draw:z-index="3"><draw:image xlink:href="Pictures/100000000000046F0000035461F9FC87D1B65076.jpg" xlink:type="simple" xlink:show="embed" xlink:actuate="onLoad" loext:mime-type="image/jpeg"/></draw:frame></text:p>
      <text:p text:style-name="P4"><text:soft-page-break/><draw:frame draw:style-name="fr1" draw:name="Picture 13" text:anchor-type="as-char" svg:width="5.1665in" svg:height="3.8752in" draw:z-index="4"><draw:image xlink:href="Pictures/100000000000046F0000035461F9FC87D1B65076.jpg" xlink:type="simple" xlink:show="embed" xlink:actuate="onLoad" loext:mime-type="image/jpeg"/></draw:frame><draw:frame draw:style-name="fr1" draw:name="Picture 12" text:anchor-type="as-char" svg:width="6.5in" svg:height="4.3335in" draw:z-index="5"><draw:image xlink:href="Pictures/100000000000050000000355096B09281EB99708.jpg" xlink:type="simple" xlink:show="embed" xlink:actuate="onLoad" loext:mime-type="image/jpeg"/></draw:frame></text:p>
      <text:p text:style-name="P4"/>
      <text:p text:style-name="P4"><text:soft-page-break/></text:p>
      <text:p text:style-name="P4">This page has no images, only text. Next page is blank.</text:p>
      <text:p text:style-name="Standard"/>
      <text:p text:style-name="P5"/>
      <text:p text:style-name="P4"/>
      <text:p text:style-name="P6"><text:s/></text:p>
      <text:p text:style-name="Standard"><text:s/></text:p>
      <text:p text:style-name="P6"><text:s/></text:p>
      <text:p text:style-name="Standard"><text:s/></text:p>
      <text:p text:style-name="P2"><text:s/></text:p>
      <text:p text:style-name="P7"><text:s/></text:p>
      <text:p text:style-name="P1"><text:s/></text:p>
      <text:p text:style-name="P7"><text:s/></text:p>
      <text:p text:style-name="P1"><text:s/></text:p>
      <text:p text:style-name="P7"><text:s/></text:p>
      <text:p text:style-name="P1"><text:s/></text:p>
      <text:p text:style-name="P7"><text:s/></text:p>
      <text:p text:style-name="P7"><text:s/></text:p>
      <text:p text:style-name="P1"><text:s/></text:p>
      <text:p text:style-name="P7"><text:s/></text:p>
      <text:p text:style-name="P1"><text:s/></text:p>
      <text:p text:style-name="P7"><text:s/></text:p>
      <text:p text:style-name="P7"><text:s/></text:p>
      <text:p text:style-name="P1"><text:s/></text:p>
      <text:p text:style-name="P7"><text:s/></text:p>
      <text:p text:style-name="P1"><text:s/></text:p>
      <text:p text:style-name="P7"><text:s/></text:p>
      <text:p text:style-name="P1"><text:soft-page-break/><text:s/><draw:frame draw:style-name="fr1" draw:name="Picture 61" text:anchor-type="as-char" svg:width="2.8646in" svg:height="1.9063in" draw:z-index="6"><draw:image xlink:href="Pictures/1000000000000113000000B7F477A91270DF8A10.jpg" xlink:type="simple" xlink:show="embed" xlink:actuate="onLoad" loext:mime-type="image/jpeg"/></draw:frame></text:p>
      <text:p text:style-name="P7"><text:s/></text:p>
      <text:p text:style-name="P7"><text:s/><draw:frame draw:style-name="fr1" draw:name="Picture 14" text:anchor-type="as-char" svg:width="6.5362in" svg:height="4.9209in" draw:z-index="7"><draw:image xlink:href="Pictures/100000000000031D0000025879C9B48BBBF215E0.png" xlink:type="simple" xlink:show="embed" xlink:actuate="onLoad" loext:mime-type="image/png"/></draw:frame></text:p>
      <text:p text:style-name="P1"><text:s/></text:p>
      <text:p text:style-name="P7"><text:s/></text:p>
      <text:p text:style-name="P8"><text:s/></text:p>
      <text:p text:style-name="P7"><text:soft-page-break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.0661in" fo:margin-left="1in" fo:margin-right="0.9638in" style:writing-mode="lr-tb" style:layout-grid-color="#c0c0c0" style:layout-grid-lines="2269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uang, Howard</meta:initial-creator>
    <dc:creator>Howard Huang</dc:creator>
    <meta:editing-cycles>7</meta:editing-cycles>
    <meta:print-date>2021-08-13T06:38:00</meta:print-date>
    <meta:creation-date>2021-08-13T05:38:00</meta:creation-date>
    <dc:date>2021-08-13T06:39:00</dc:date>
    <meta:editing-duration>PT20M</meta:editing-duration>
    <meta:generator>LibreOffice/6.4.7.2$Linux_X86_64 LibreOffice_project/40$Build-2</meta:generator>
    <meta:document-statistic meta:table-count="0" meta:image-count="8" meta:object-count="0" meta:page-count="8" meta:paragraph-count="33" meta:word-count="11" meta:character-count="84" meta:non-whitespace-character-count="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